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C400000901B672E4E292B3B50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7.143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427cm"/>
    </style:style>
    <style:style style:name="Table1.B" style:family="table-column">
      <style:table-column-properties style:column-width="5.429cm"/>
    </style:style>
    <style:style style:name="Table1.1" style:family="table-row">
      <style:table-row-properties style:min-row-height="2.275cm" fo:keep-together="auto"/>
    </style:style>
    <style:style style:name="Table1.A1" style:family="table-cell">
      <style:table-cell-properties style:vertical-align="middle" fo:background-color="#ededed" fo:padding-left="0.199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D2" style:family="table-cell">
      <style:table-cell-properties fo:padding-left="0.199cm" fo:padding-right="0.191cm" fo:padding-top="0cm" fo:padding-bottom="0cm" fo:border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fo:color="#404040"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" style:family="paragraph" style:parent-style-name="Standard">
      <style:text-properties fo:color="#404040" style:font-name="Montserrat" fo:font-size="10pt" style:font-name-asian="Montserrat1" style:font-size-asian="10pt" style:font-name-complex="Montserrat1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404040" style:font-name="Montserrat" fo:font-weight="bold" style:font-name-asian="Montserrat1" style:font-weight-asian="bold" style:font-name-complex="Montserrat1"/>
    </style:style>
    <style:style style:name="P5" style:family="paragraph" style:parent-style-name="Standard">
      <style:text-properties fo:color="#404040" style:font-name="Montserrat" fo:font-size="10pt" officeooo:rsid="000ee586" officeooo:paragraph-rsid="000ee586" style:font-name-asian="Montserrat1" style:font-size-asian="10pt" style:font-name-complex="Montserrat1" style:font-size-complex="10pt"/>
    </style:style>
    <style:style style:name="P6" style:family="paragraph" style:parent-style-name="Standard">
      <style:text-properties fo:color="#404040" style:font-name="Montserrat" fo:font-size="10pt" officeooo:rsid="000f6f67" officeooo:paragraph-rsid="000f6f67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fo:color="#404040"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color="#404040"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8.011cm, 11.869cm, 18.149cm, 10.4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/>
      <text:p text:style-name="P2">A RESILIÊNCIA NA SUA HISTÓRIA PESSOAL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">Indique uma situação difícil ou desafiadora que você já viveu no passado:</text:p>
          </table:table-cell>
          <table:table-cell table:style-name="Table1.A1" office:value-type="string">
            <text:p text:style-name="P4">Como você se sentiu naquele momento?</text:p>
          </table:table-cell>
          <table:table-cell table:style-name="Table1.A1" office:value-type="string">
            <text:p text:style-name="P4">Naquele momento, o que você imaginava que poderia acontecer?</text:p>
          </table:table-cell>
          <table:table-cell table:style-name="Table1.A1" office:value-type="string">
            <text:p text:style-name="P4">O que realmente aconteceu depois?</text:p>
          </table:table-cell>
          <table:table-cell table:style-name="Table1.A1" office:value-type="string">
            <text:p text:style-name="P4">O que ajudou você a superar o desafio ou problema?</text:p>
          </table:table-cell>
        </table:table-row>
        <table:table-row table:style-name="Table1.2">
          <table:table-cell table:style-name="Table1.A2" office:value-type="string">
            <text:p text:style-name="P5">Me desiludir de uma carreira. Trabalhei na empresa dos meus sonhos e odiei, tanto o ambiente quanto a profissão.</text:p>
          </table:table-cell>
          <table:table-cell table:style-name="Table1.B2" office:value-type="string">
            <text:p text:style-name="P5">A sensação era de estar errado. Eu racionalmente sabia que era uma ótima carreira e o que eu aspirava até aquele momento. Mesmo assim, tudo era estranho e incomodo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</table:table-cell>
          <table:table-cell table:style-name="Table1.C2" office:value-type="string">
            <text:p text:style-name="P5">Que se eu aguentasse mais um tempo, tudo ficaria mais normalizado, as pessoas seriam mais simpáticas e eu finalmente me enquadraria.</text:p>
          </table:table-cell>
          <table:table-cell table:style-name="Table1.D2" office:value-type="string">
            <text:p text:style-name="P5">Depois de um ano na empresa eu fui demitido.</text:p>
          </table:table-cell>
          <table:table-cell table:style-name="Table1.E2" office:value-type="string">
            <text:p text:style-name="P5">Trancar a faculdade procurar algo que eu realmente gostasse de fazer.</text:p>
            <text:p text:style-name="P6">O que me ajudou a superar foi entender que por mais que eu tenha certeza de algo, eu ainda posso estar errado.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8.011cm, 11.869cm, 18.149cm, 10.45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7cm" fo:margin-left="1.27cm" fo:margin-right="1.27cm" style:writing-mode="lr-tb" style:layout-grid-color="#c0c0c0" style:layout-grid-lines="184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22.754cm" svg:y="-0.741cm" svg:width="4.101cm" svg:height="2.323cm" draw:z-index="1"><draw:image xlink:href="Pictures/10000000000009C400000901B672E4E292B3B50D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9T18:44:17.024205751</dc:date>
    <meta:editing-duration>PT9M18S</meta:editing-duration>
    <meta:editing-cycles>2</meta:editing-cycles>
    <meta:document-statistic meta:table-count="1" meta:image-count="1" meta:object-count="0" meta:page-count="2" meta:paragraph-count="12" meta:word-count="159" meta:character-count="920" meta:non-whitespace-character-count="773"/>
  </office:meta>
</office:document-meta>
</file>